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0418dd" officeooo:paragraph-rsid="000418dd"/>
    </style:style>
    <style:style style:name="P3" style:family="paragraph" style:parent-style-name="Standard">
      <style:text-properties style:font-name="Liberation Mono" officeooo:rsid="0006e423" officeooo:paragraph-rsid="000e326e"/>
    </style:style>
    <style:style style:name="P4" style:family="paragraph" style:parent-style-name="Standard">
      <style:text-properties style:font-name="Liberation Mono" officeooo:rsid="0007978b" officeooo:paragraph-rsid="0006e423"/>
    </style:style>
    <style:style style:name="P5" style:family="paragraph" style:parent-style-name="Standard">
      <style:text-properties style:font-name="Liberation Mono" officeooo:rsid="0008e75a" officeooo:paragraph-rsid="0008e75a"/>
    </style:style>
    <style:style style:name="P6" style:family="paragraph" style:parent-style-name="Standard">
      <style:text-properties style:font-name="Liberation Mono" officeooo:rsid="000ba0a8" officeooo:paragraph-rsid="000ba0a8"/>
    </style:style>
    <style:style style:name="P7" style:family="paragraph" style:parent-style-name="Standard">
      <style:text-properties fo:color="#9cdcfe" loext:opacity="100%" style:font-name="Consolas" fo:font-size="10.5pt" fo:font-weight="normal" officeooo:rsid="000ba0a8" officeooo:paragraph-rsid="000ba0a8" fo:background-color="#1f1f1f"/>
    </style:style>
    <style:style style:name="P8" style:family="paragraph" style:parent-style-name="Standard">
      <style:text-properties fo:color="#dcdcaa" loext:opacity="100%" style:font-name="Consolas" fo:font-size="10.5pt" fo:font-weight="normal" officeooo:rsid="000ba0a8" officeooo:paragraph-rsid="000ba0a8" fo:background-color="#1f1f1f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officeooo:rsid="0002061e" officeooo:paragraph-rsid="0002061e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officeooo:rsid="00034642" officeooo:paragraph-rsid="00034642"/>
    </style:style>
    <style:style style:name="T1" style:family="text">
      <style:text-properties officeooo:rsid="00034642"/>
    </style:style>
    <style:style style:name="T2" style:family="text">
      <style:text-properties officeooo:rsid="0003e017"/>
    </style:style>
    <style:style style:name="T3" style:family="text">
      <style:text-properties officeooo:rsid="0007978b"/>
    </style:style>
    <style:style style:name="T4" style:family="text">
      <style:text-properties officeooo:rsid="000a5616"/>
    </style:style>
    <style:style style:name="T5" style:family="text">
      <style:text-properties officeooo:rsid="000ad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DEV20</text:p>
          </table:table-cell>
          <table:table-cell table:style-name="Table1.C1" office:value-type="string">
            <text:p text:style-name="P9">DEV24</text:p>
          </table:table-cell>
        </table:table-row>
        <table:table-row>
          <table:table-cell table:style-name="Table1.A2" office:value-type="string">
            <text:p text:style-name="P9">FT20</text:p>
          </table:table-cell>
          <table:table-cell table:style-name="Table1.A2" office:value-type="string">
            <text:p text:style-name="P11">Loading: Convert to 24</text:p>
            <text:p text:style-name="P11">Saving: Convert to 20</text:p>
          </table:table-cell>
          <table:table-cell table:style-name="Table1.C2" office:value-type="string">
            <text:p text:style-name="P11">Loading: Convert to 24</text:p>
            <text:p text:style-name="P11">Saving: Nothing</text:p>
          </table:table-cell>
        </table:table-row>
        <table:table-row>
          <table:table-cell table:style-name="Table1.A2" office:value-type="string">
            <text:p text:style-name="P9">FT24</text:p>
          </table:table-cell>
          <table:table-cell table:style-name="Table1.A2" office:value-type="string">
            <text:p text:style-name="P11">Loading: <text:span text:style-name="T2">Nothing</text:span></text:p>
            <text:p text:style-name="P11">Saving: <text:span text:style-name="T2">Convert to 20</text:span></text:p>
          </table:table-cell>
          <table:table-cell table:style-name="Table1.C2" office:value-type="string">
            <text:p text:style-name="P11">Loading: Nothing</text:p>
            <text:p text:style-name="P11">Saving: Nothing</text:p>
          </table:table-cell>
        </table:table-row>
      </table:table>
      <text:p text:style-name="P1"/>
      <text:p text:style-name="P2"><text:span text:style-name="T4">When loading, i</text:span>f File is for 20, always convert to 24</text:p>
      <text:p text:style-name="P2"/>
      <text:p text:style-name="P2"><text:span text:style-name="T4">When saving, </text:span><text:span text:style-name="T5">i</text:span>f Device is 20, always convert to 20</text:p>
      <text:p text:style-name="P2"/>
      <text:p text:style-name="P3">If <text:span text:style-name="T3">Export</text:span>, always save as 24</text:p>
      <text:p text:style-name="P4"/>
      <text:p text:style-name="P5">Import: Use device / Let user choose</text:p>
      <text:p text:style-name="P5"/>
      <text:p text:style-name="P6">When loading a local DIR, we can always check because DP20 would be loading from SD card that has the txt file, DPP too.</text:p>
      <text:p text:style-name="P6"/>
      <text:p text:style-name="P7">dp24_to_dp20_lookup</text:p>
      <text:p text:style-name="P7">dp20_to_dp24_lookup</text:p>
      <text:p text:style-name="P8">get_appropriate_key_index</text:p>
      <text:p text:style-name="P8">convert_dp24_to_dp20_key_order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09:59:48.816000000</meta:creation-date>
    <dc:date>2025-04-23T10:40:49.289000000</dc:date>
    <meta:editing-duration>PT40M51S</meta:editing-duration>
    <meta:editing-cycles>17</meta:editing-cycles>
    <meta:generator>LibreOffice/24.2.5.2$Windows_X86_64 LibreOffice_project/bffef4ea93e59bebbeaf7f431bb02b1a39ee8a59</meta:generator>
    <meta:document-statistic meta:table-count="1" meta:image-count="0" meta:object-count="0" meta:page-count="1" meta:paragraph-count="21" meta:word-count="90" meta:character-count="546" meta:non-whitespace-character-count="477"/>
  </office:meta>
</office:document-meta>
</file>